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n>1</mn>
              <mo stretchy="false">λ</mo>
            </mfrac>
            <mrow>
              <mi/>
              <mo stretchy="false">=</mo>
              <mi/>
            </mrow>
            <msub>
              <mi>R</mi>
              <mtext>H</mtext>
            </msub>
            <mfenced open="(" close=")">
              <mrow>
                <mfrac>
                  <mn>1</mn>
                  <msup>
                    <mi>n</mi>
                    <mn>2</mn>
                  </msup>
                </mfrac>
                <mrow>
                  <mi/>
                  <mo stretchy="false">−</mo>
                  <mi/>
                </mrow>
                <mfrac>
                  <mn>1</mn>
                  <msup>
                    <mi>m</mi>
                    <mn>2</mn>
                  </msup>
                </mfrac>
              </mrow>
            </mfenced>
          </mrow>
        </mtd>
      </mtr>
      <mtr>
        <mtd>
          <mrow/>
        </mtd>
      </mtr>
      <mtr>
        <mtd>
          <mrow>
            <mrow>
              <mo stretchy="false">(</mo>
              <mrow>
                <mi>n</mi>
                <mtext> fest; </mtext>
                <mi>m</mi>
                <mrow>
                  <mi/>
                  <mo stretchy="false">≥</mo>
                  <mi/>
                </mrow>
                <mi>n</mi>
                <mrow>
                  <mi/>
                  <mo stretchy="false">+</mo>
                  <mi/>
                </mrow>
                <mn>1</mn>
              </mrow>
              <mo stretchy="false">)</mo>
            </mrow>
          </mrow>
        </mtd>
      </mtr>
    </mtable>
    <annotation encoding="StarMath 5.0">1 over %ilambda `=` R_"H" left ( 1 over n^2 `-` 1 over m^2 right ) newline newline
(n " fest; " m `&gt;=` n `+` 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6:16:19.544000000</meta:creation-date>
    <meta:generator>LibreOffice/4.1.4.2$Windows_x86 LibreOffice_project/0a0440ccc0227ad9829de5f46be37cfb6edcf72</meta:generator>
  </office:meta>
</office:document-meta>
</file>